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207cm" table:align="left"/>
    </style:style>
    <style:style style:name="Table1.A" style:family="table-column">
      <style:table-column-properties style:column-width="2.09cm"/>
    </style:style>
    <style:style style:name="Table1.B" style:family="table-column">
      <style:table-column-properties style:column-width="2.117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font-size="28pt" officeooo:rsid="0009d665" officeooo:paragraph-rsid="0009d665" style:font-size-asian="28pt" style:font-size-complex="28pt"/>
    </style:style>
    <style:style style:name="P2" style:family="paragraph" style:parent-style-name="Standard">
      <style:paragraph-properties fo:text-align="justify" style:justify-single-word="false"/>
      <style:text-properties fo:font-size="16pt" officeooo:rsid="000bf927" officeooo:paragraph-rsid="000bf927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6pt" officeooo:rsid="000daa66" officeooo:paragraph-rsid="000bf927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6pt" officeooo:rsid="000daa66" officeooo:paragraph-rsid="000daa66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fo:font-size="18pt" officeooo:rsid="0009d665" officeooo:paragraph-rsid="0009d665" style:font-size-asian="15.75pt" style:font-size-complex="18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Text_20_body" style:list-style-name="L1">
      <style:paragraph-properties fo:text-align="justify" style:justify-single-word="false"/>
    </style:style>
    <style:style style:name="P8" style:family="paragraph" style:parent-style-name="Text_20_body" style:list-style-name="L1">
      <style:paragraph-properties fo:margin-top="0cm" fo:margin-bottom="0cm" loext:contextual-spacing="false" fo:text-align="justify" style:justify-single-word="false"/>
    </style:style>
    <style:style style:name="P9" style:family="paragraph" style:parent-style-name="Table_20_Heading">
      <style:paragraph-properties fo:text-align="justify" style:justify-single-word="false"/>
    </style:style>
    <style:style style:name="P10" style:family="paragraph" style:parent-style-name="Heading_20_3">
      <style:paragraph-properties fo:text-align="justify" style:justify-single-word="false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Preformatted_20_Text">
      <style:paragraph-properties fo:text-align="justify" style:justify-single-word="false"/>
    </style:style>
    <style:style style:name="P13" style:family="paragraph" style:parent-style-name="Preformatted_20_Text">
      <style:paragraph-properties fo:margin-top="0cm" fo:margin-bottom="0.499cm" loext:contextual-spacing="false" fo:text-align="justify" style:justify-single-word="false"/>
    </style:style>
    <style:style style:name="P14" style:family="paragraph" style:parent-style-name="Heading_20_2">
      <style:paragraph-properties fo:text-align="justify" style:justify-single-word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cdfe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SSIGNMENT NO 1</text:span></text:p>
      <text:p text:style-name="P5"><text:span text:style-name="T1"/></text:p>
      <text:p text:style-name="P2"><text:span text:style-name="T1">AIM: </text:span><text:span text:style-name="T4">To Study Open Source relational database : MySQL</text:span></text:p>
      <text:p text:style-name="P3"><text:span text:style-name="T4"/></text:p>
      <text:p text:style-name="P4"><text:span text:style-name="T2">Objective:</text:span><text:span text:style-name="T4"> To study about relational database (MySQL)</text:span></text:p>
      <text:p text:style-name="P6"><text:span text:style-name="T1"/></text:p>
      <text:p text:style-name="P6"><text:span text:style-name="T1">MySQL</text:span> is an <text:a xlink:type="simple" xlink:href="https://en.wikipedia.org/wiki/Open-source" text:style-name="Internet_20_link" text:visited-style-name="Visited_20_Internet_20_Link">open-source</text:a> <text:a xlink:type="simple" xlink:href="https://en.wikipedia.org/wiki/Relational_database_management_system" text:style-name="Internet_20_link" text:visited-style-name="Visited_20_Internet_20_Link">relational database management system</text:a> (RDBMS).Its name is a combination of "My", the name of co-founder <text:a xlink:type="simple" xlink:href="https://en.wikipedia.org/wiki/Michael_Widenius" text:style-name="Internet_20_link" text:visited-style-name="Visited_20_Internet_20_Link">Michael Widenius</text:a>'s daughter,and "<text:a xlink:type="simple" xlink:href="https://en.wikipedia.org/wiki/SQL" text:style-name="Internet_20_link" text:visited-style-name="Visited_20_Internet_20_Link">SQL</text:a>", the abbreviation for <text:span text:style-name="T3">Structured Query Language</text:span>. The MySQL development project has made its <text:span text:style-name="T3">source code</text:span> available under the terms of the <text:a xlink:type="simple" xlink:href="https://en.wikipedia.org/wiki/GNU_General_Public_License" text:style-name="Internet_20_link" text:visited-style-name="Visited_20_Internet_20_Link">GNU General Public License</text:a>, as well as under a variety of <text:a xlink:type="simple" xlink:href="https://en.wikipedia.org/wiki/Proprietary_software" text:style-name="Internet_20_link" text:visited-style-name="Visited_20_Internet_20_Link">proprietary</text:a> agreements. MySQL was owned and sponsored by a single <text:a xlink:type="simple" xlink:href="https://en.wikipedia.org/wiki/Business" text:style-name="Internet_20_link" text:visited-style-name="Visited_20_Internet_20_Link">for-profit</text:a> firm, the <text:a xlink:type="simple" xlink:href="https://en.wikipedia.org/wiki/Sweden" text:style-name="Internet_20_link" text:visited-style-name="Visited_20_Internet_20_Link">Swedish</text:a> company <text:a xlink:type="simple" xlink:href="https://en.wikipedia.org/wiki/MySQL_AB" text:style-name="Internet_20_link" text:visited-style-name="Visited_20_Internet_20_Link">MySQL AB</text:a>, now owned by <text:a xlink:type="simple" xlink:href="https://en.wikipedia.org/wiki/Oracle_Corporation" text:style-name="Internet_20_link" text:visited-style-name="Visited_20_Internet_20_Link">Oracle Corporation</text:a>. For proprietary use, several paid editions are available, and offer additional functionality</text:p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Written in</text:p>
          </table:table-cell>
          <table:table-cell table:style-name="Table1.A1" office:value-type="string">
            <text:p text:style-name="P11"><text:a xlink:type="simple" xlink:href="https://en.wikipedia.org/wiki/C_(programming_language)" text:style-name="Internet_20_link" text:visited-style-name="Visited_20_Internet_20_Link">C</text:a>, <text:a xlink:type="simple" xlink:href="https://en.wikipedia.org/wiki/C%2B%2B" text:style-name="Internet_20_link" text:visited-style-name="Visited_20_Internet_20_Link">C++</text:a></text:p>
          </table:table-cell>
        </table:table-row>
      </table:table>
      <text:p text:style-name="P6"/>
      <text:p text:style-name="P6"/>
      <text:p text:style-name="P6">Applications that use the MySQL database include: <text:a xlink:type="simple" xlink:href="https://en.wikipedia.org/wiki/TYPO3" text:style-name="Internet_20_link" text:visited-style-name="Visited_20_Internet_20_Link">TYPO3</text:a>, <text:a xlink:type="simple" xlink:href="https://en.wikipedia.org/wiki/MODx" text:style-name="Internet_20_link" text:visited-style-name="Visited_20_Internet_20_Link">MODx</text:a>, <text:a xlink:type="simple" xlink:href="https://en.wikipedia.org/wiki/Joomla" text:style-name="Internet_20_link" text:visited-style-name="Visited_20_Internet_20_Link">Joomla</text:a>, <text:a xlink:type="simple" xlink:href="https://en.wikipedia.org/wiki/WordPress" text:style-name="Internet_20_link" text:visited-style-name="Visited_20_Internet_20_Link">WordPress</text:a>, <text:a xlink:type="simple" xlink:href="https://en.wikipedia.org/wiki/Simple_Machines_Forum" text:style-name="Internet_20_link" text:visited-style-name="Visited_20_Internet_20_Link">Simple Machines Forum</text:a>, <text:a xlink:type="simple" xlink:href="https://en.wikipedia.org/wiki/PhpBB" text:style-name="Internet_20_link" text:visited-style-name="Visited_20_Internet_20_Link">phpBB</text:a>, <text:a xlink:type="simple" xlink:href="https://en.wikipedia.org/wiki/MyBB" text:style-name="Internet_20_link" text:visited-style-name="Visited_20_Internet_20_Link">MyBB</text:a>, and <text:a xlink:type="simple" xlink:href="https://en.wikipedia.org/wiki/Drupal" text:style-name="Internet_20_link" text:visited-style-name="Visited_20_Internet_20_Link">Drupal</text:a></text:p>
      <text:p text:style-name="P6">MySQL is also used in many high-profile, large-scale <text:a xlink:type="simple" xlink:href="https://en.wikipedia.org/wiki/Website" text:style-name="Internet_20_link" text:visited-style-name="Visited_20_Internet_20_Link">websites</text:a>, including <text:a xlink:type="simple" xlink:href="https://en.wikipedia.org/wiki/Google" text:style-name="Internet_20_link" text:visited-style-name="Visited_20_Internet_20_Link">Google</text:a><text:bookmark text:name="cite_ref-mysqlatgoogle_9-0"/><text:a xlink:type="simple" xlink:href="https://en.wikipedia.org/wiki/MySQL#cite_note-mysqlatgoogle-9" text:style-name="Internet_20_link" text:visited-style-name="Visited_20_Internet_20_Link">[9]</text:a><text:bookmark text:name="cite_ref-10"/><text:a xlink:type="simple" xlink:href="https://en.wikipedia.org/wiki/MySQL#cite_note-10" text:style-name="Internet_20_link" text:visited-style-name="Visited_20_Internet_20_Link">[10]</text:a> (though not for searches), <text:a xlink:type="simple" xlink:href="https://en.wikipedia.org/wiki/Facebook" text:style-name="Internet_20_link" text:visited-style-name="Visited_20_Internet_20_Link">Facebook</text:a>, <text:a xlink:type="simple" xlink:href="https://en.wikipedia.org/wiki/Twitter" text:style-name="Internet_20_link" text:visited-style-name="Visited_20_Internet_20_Link">Twitter</text:a>, <text:a xlink:type="simple" xlink:href="https://en.wikipedia.org/wiki/Flickr" text:style-name="Internet_20_link" text:visited-style-name="Visited_20_Internet_20_Link">Flickr</text:a>, and <text:a xlink:type="simple" xlink:href="https://en.wikipedia.org/wiki/YouTube" text:style-name="Internet_20_link" text:visited-style-name="Visited_20_Internet_20_Link">YouTube</text:a>.</text:p>
      <text:p text:style-name="P6"/>
      <text:h text:style-name="P14" text:outline-level="2">Some of The Most Important SQL Commands</text:h>
      <text:p text:style-name="P6"/>
      <text:list xml:id="list2295870394214262071" text:style-name="L1">
        <text:list-item>
          <text:p text:style-name="P8"><text:span text:style-name="T1">SELECT</text:span> - extracts data from a database </text:p>
        </text:list-item>
        <text:list-item>
          <text:p text:style-name="P8"><text:span text:style-name="T1">UPDATE</text:span> - updates data in a database </text:p>
        </text:list-item>
        <text:list-item>
          <text:p text:style-name="P8"><text:span text:style-name="T1">DELETE</text:span> - deletes data from a database </text:p>
        </text:list-item>
        <text:list-item>
          <text:p text:style-name="P8"><text:span text:style-name="T1">INSERT INTO</text:span> - inserts new data into a database </text:p>
        </text:list-item>
        <text:list-item>
          <text:p text:style-name="P8"><text:span text:style-name="T1">CREATE DATABASE</text:span> - creates a new database </text:p>
        </text:list-item>
        <text:list-item>
          <text:p text:style-name="P8"><text:span text:style-name="T1">ALTER DATABASE</text:span> - modifies a database </text:p>
        </text:list-item>
        <text:list-item>
          <text:p text:style-name="P8"><text:span text:style-name="T1">CREATE TABLE</text:span> - creates a new table </text:p>
        </text:list-item>
        <text:list-item>
          <text:p text:style-name="P8"><text:span text:style-name="T1">ALTER TABLE</text:span> - modifies a table </text:p>
        </text:list-item>
        <text:list-item>
          <text:p text:style-name="P8"><text:span text:style-name="T1">DROP TABLE</text:span> - deletes a table </text:p>
        </text:list-item>
        <text:list-item>
          <text:p text:style-name="P8"><text:span text:style-name="T1">CREATE INDEX</text:span> - creates an index (search key) </text:p>
        </text:list-item>
        <text:list-item>
          <text:p text:style-name="P7"><text:span text:style-name="T1">DROP INDEX</text:span> - deletes an index </text:p>
        </text:list-item>
      </text:list>
      <text:p text:style-name="P6"/>
      <text:h text:style-name="P10" text:outline-level="3">SQL SELECT Statement</text:h>
      <text:p text:style-name="P12">SELECT column1, column2....columnN</text:p>
      <text:p text:style-name="P13">FROM <text:s text:c="2"/>table_name;</text:p>
      <text:h text:style-name="P10" text:outline-level="3"><text:soft-page-break/>SQL DISTINCT Clause</text:h>
      <text:p text:style-name="P12">SELECT DISTINCT column1, column2....columnN</text:p>
      <text:p text:style-name="P13">FROM <text:s text:c="2"/>table_name;</text:p>
      <text:h text:style-name="P10" text:outline-level="3">SQL WHERE Clause</text:h>
      <text:p text:style-name="P12">SELECT column1, column2....columnN</text:p>
      <text:p text:style-name="P12">FROM <text:s text:c="2"/>table_name</text:p>
      <text:p text:style-name="P13">WHERE <text:s/>CONDITION;</text:p>
      <text:h text:style-name="P10" text:outline-level="3">SQL AND/OR Clause</text:h>
      <text:p text:style-name="P12">SELECT column1, column2....columnN</text:p>
      <text:p text:style-name="P12">FROM <text:s text:c="2"/>table_name</text:p>
      <text:p text:style-name="P13">WHERE <text:s/>CONDITION-1 {AND|OR} CONDITION-2;</text:p>
      <text:h text:style-name="P10" text:outline-level="3">SQL IN Clause</text:h>
      <text:p text:style-name="P12">SELECT column1, column2....columnN</text:p>
      <text:p text:style-name="P12">FROM <text:s text:c="2"/>table_name</text:p>
      <text:p text:style-name="P13">WHERE <text:s/>column_name IN (val-1, val-2,...val-N);</text:p>
      <text:h text:style-name="P10" text:outline-level="3">SQL BETWEEN Clause</text:h>
      <text:p text:style-name="P12">SELECT column1, column2....columnN</text:p>
      <text:p text:style-name="P12">FROM <text:s text:c="2"/>table_name</text:p>
      <text:p text:style-name="P13">WHERE <text:s/>column_name BETWEEN val-1 AND val-2;</text:p>
      <text:h text:style-name="P10" text:outline-level="3">SQL LIKE Clause</text:h>
      <text:p text:style-name="P12">SELECT column1, column2....columnN</text:p>
      <text:p text:style-name="P12">FROM <text:s text:c="2"/>table_name</text:p>
      <text:p text:style-name="P13">WHERE <text:s/>column_name LIKE { PATTERN };</text:p>
      <text:h text:style-name="P10" text:outline-level="3">SQL ORDER BY Clause</text:h>
      <text:p text:style-name="P12">SELECT column1, column2....columnN</text:p>
      <text:p text:style-name="P12">FROM <text:s text:c="2"/>table_name</text:p>
      <text:p text:style-name="P12">WHERE <text:s/>CONDITION</text:p>
      <text:p text:style-name="P13">ORDER BY column_name {ASC|DESC};</text:p>
      <text:h text:style-name="P10" text:outline-level="3">SQL GROUP BY Clause</text:h>
      <text:p text:style-name="P12">SELECT SUM(column_name)</text:p>
      <text:p text:style-name="P12">FROM <text:s text:c="2"/>table_name</text:p>
      <text:p text:style-name="P12">WHERE <text:s/>CONDITION</text:p>
      <text:p text:style-name="P13">GROUP BY column_name;</text:p>
      <text:h text:style-name="P10" text:outline-level="3">SQL COUNT Clause</text:h>
      <text:p text:style-name="P12">SELECT COUNT(column_name)</text:p>
      <text:p text:style-name="P12">FROM <text:s text:c="2"/>table_name</text:p>
      <text:p text:style-name="P13">WHERE <text:s/>CONDITION;</text:p>
      <text:h text:style-name="P10" text:outline-level="3"><text:soft-page-break/>SQL HAVING Clause</text:h>
      <text:p text:style-name="P12">SELECT SUM(column_name)</text:p>
      <text:p text:style-name="P12">FROM <text:s text:c="2"/>table_name</text:p>
      <text:p text:style-name="P12">WHERE <text:s/>CONDITION</text:p>
      <text:p text:style-name="P12">GROUP BY column_name</text:p>
      <text:p text:style-name="P13">HAVING (arithematic function condition);</text:p>
      <text:h text:style-name="P10" text:outline-level="3">SQL CREATE TABLE Statement</text:h>
      <text:p text:style-name="P12">CREATE TABLE table_name(</text:p>
      <text:p text:style-name="P12">column1 datatype,</text:p>
      <text:p text:style-name="P12">column2 datatype,</text:p>
      <text:p text:style-name="P12">column3 datatype,</text:p>
      <text:p text:style-name="P12">.....</text:p>
      <text:p text:style-name="P12">columnN datatype,</text:p>
      <text:p text:style-name="P12">PRIMARY KEY( one or more columns )</text:p>
      <text:p text:style-name="P13">);</text:p>
      <text:h text:style-name="P10" text:outline-level="3">SQL DROP TABLE Statement</text:h>
      <text:p text:style-name="P13">DROP TABLE table_name;</text:p>
      <text:h text:style-name="P10" text:outline-level="3">SQL CREATE INDEX Statement </text:h>
      <text:p text:style-name="P12">CREATE UNIQUE INDEX index_name</text:p>
      <text:p text:style-name="P13">ON table_name ( column1, column2,...columnN);</text:p>
      <text:h text:style-name="P10" text:outline-level="3">SQL DROP INDEX Statement </text:h>
      <text:p text:style-name="P12">ALTER TABLE table_name</text:p>
      <text:p text:style-name="P13">DROP INDEX index_name;</text:p>
      <text:h text:style-name="P10" text:outline-level="3">SQL DESC Statement </text:h>
      <text:p text:style-name="P13">DESC table_name;</text:p>
      <text:h text:style-name="P10" text:outline-level="3">SQL TRUNCATE TABLE Statement</text:h>
      <text:p text:style-name="P13">TRUNCATE TABLE table_name;</text:p>
      <text:h text:style-name="P10" text:outline-level="3">SQL ALTER TABLE Statement</text:h>
      <text:p text:style-name="P13">ALTER TABLE table_name {ADD|DROP|MODIFY} column_name {data_ype};</text:p>
      <text:h text:style-name="P10" text:outline-level="3">SQL ALTER TABLE Statement (Rename) </text:h>
      <text:p text:style-name="P13">ALTER TABLE table_name RENAME TO new_table_name;</text:p>
      <text:h text:style-name="P10" text:outline-level="3">SQL INSERT INTO Statement</text:h>
      <text:p text:style-name="P12">INSERT INTO table_name( column1, column2....columnN)</text:p>
      <text:p text:style-name="P13">VALUES ( value1, value2....valueN);</text:p>
      <text:h text:style-name="P10" text:outline-level="3"><text:soft-page-break/>SQL UPDATE Statement</text:h>
      <text:p text:style-name="P12">UPDATE table_name</text:p>
      <text:p text:style-name="P12">SET column1 = value1, column2 = value2....columnN=valueN</text:p>
      <text:p text:style-name="P13">[ WHERE <text:s/>CONDITION ];</text:p>
      <text:h text:style-name="P10" text:outline-level="3">SQL DELETE Statement</text:h>
      <text:p text:style-name="P12">DELETE FROM table_name</text:p>
      <text:p text:style-name="P13">WHERE <text:s/>{CONDITION};</text:p>
      <text:h text:style-name="P10" text:outline-level="3">SQL CREATE DATABASE Statement</text:h>
      <text:p text:style-name="P13">CREATE DATABASE database_name;</text:p>
      <text:h text:style-name="P10" text:outline-level="3">SQL DROP DATABASE Statement</text:h>
      <text:p text:style-name="P13">DROP DATABASE database_name;</text:p>
      <text:h text:style-name="P10" text:outline-level="3">SQL USE Statement</text:h>
      <text:p text:style-name="P13">USE database_name;</text:p>
      <text:h text:style-name="P10" text:outline-level="3">SQL COMMIT Statement</text:h>
      <text:p text:style-name="P13">COMMIT;</text:p>
      <text:h text:style-name="P10" text:outline-level="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11:37:57.727071402</meta:creation-date>
    <meta:generator>LibreOffice/5.1.6.2$Linux_X86_64 LibreOffice_project/10m0$Build-2</meta:generator>
    <dc:date>2018-06-20T13:00:33.247763189</dc:date>
    <meta:editing-duration>PT29M58S</meta:editing-duration>
    <meta:editing-cycles>5</meta:editing-cycles>
    <meta:document-statistic meta:table-count="1" meta:image-count="0" meta:object-count="0" meta:page-count="4" meta:paragraph-count="109" meta:word-count="524" meta:character-count="3665" meta:non-whitespace-character-count="3213"/>
  </office:meta>
</office:document-meta>
</file>